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66ff66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-color="#ff66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Ultrafine_20_Dashed" svg:stroke-width="0.0201in" svg:stroke-color="#cc0066" draw:marker-start="" draw:marker-start-width="0.1689in" draw:marker-end-width="0.1689in" draw:fill="none" draw:fill-color="#ffffff" fo:min-height="2.8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cc00" draw:textarea-horizontal-align="justify" draw:textarea-vertical-align="middle" draw:auto-grow-height="false" fo:min-height="0.1701in" fo:min-width="0.1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cc00" draw:textarea-horizontal-align="justify" draw:textarea-vertical-align="middle" draw:auto-grow-height="false" fo:min-height="0.1839in" fo:min-width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66ff66" draw:textarea-vertical-align="middle" fo:min-height="0.740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66ff66" draw:textarea-vertical-align="middle" fo:min-height="0.766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fcc00" draw:marker-start-width="0.1689in" draw:marker-end="Arrowheads_20_1" draw:marker-end-width="0.1689in" draw:fill-color="#ffcc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ff9900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ff9900" draw:marker-start-width="0.1689in" draw:marker-end="Arrowheads_20_1" draw:marker-end-width="0.1689in" draw:fill-color="#ff66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none" draw:fill-color="#66ff66" draw:textarea-vertical-align="middle" fo:min-height="0.6146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66ff66" draw:textarea-vertical-align="middle" fo:min-height="0.6626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none" draw:fill-color="#66ff66" draw:textarea-vertical-align="middle" fo:min-height="0.646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5" style:family="graphic">
      <style:graphic-properties draw:stroke="solid" svg:stroke-color="#000000" draw:fill="none" draw:fill-color="#66ff66" draw:textarea-vertical-align="middle" fo:min-height="0.605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6" style:family="graphic">
      <style:graphic-properties draw:stroke="dash" draw:stroke-dash="Ultrafine_20_Dashed" svg:stroke-width="0.0201in" svg:stroke-color="#00cc00" draw:marker-start="" draw:marker-start-width="0.1689in" draw:marker-end-width="0.1689in" draw:fill="none" draw:fill-color="#ffffff" fo:min-height="2.90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dash" draw:stroke-dash="Ultrafine_20_Dashed" svg:stroke-color="#000000" draw:marker-start="" draw:fill="none" draw:fill-color="#ffffff" fo:min-height="0.4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dash" draw:stroke-dash="Fine_20_Dashed" svg:stroke-color="#000000" draw:marker-start="" draw:fill="none" draw:fill-color="#ffffff" fo:min-height="1.2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dash" draw:stroke-dash="Ultrafine_20_Dashed" svg:stroke-color="#000000" draw:marker-start="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dash" draw:stroke-dash="Ultrafine_20_Dashed" svg:stroke-width="0.0201in" svg:stroke-color="#0066ff" draw:marker-start="" draw:marker-start-width="0.1689in" draw:marker-end-width="0.1689in" draw:fill="none" draw:fill-color="#ffffff" fo:min-height="1.9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7" draw:name="Shape5" draw:style-name="gr6" draw:text-style-name="P6" svg:width="1.6043in" svg:height="0.7406in" svg:x="0.9783in" svg:y="3.7909in"><draw:text-box><text:p text:style-name="P5"><text:span text:style-name="T1">DMP_action_client</text:span></text:p></draw:text-box></draw:frame><draw:frame text:anchor-type="paragraph" draw:z-index="8" draw:name="Shape5" draw:style-name="gr7" draw:text-style-name="P6" svg:width="1.6043in" svg:height="0.7669in" svg:x="3.6661in" svg:y="3.7646in"><draw:text-box><text:p text:style-name="P5"><text:span text:style-name="T1">DMP_action_server</text:span></text:p></draw:text-box></draw:frame><draw:frame text:anchor-type="paragraph" draw:z-index="19" draw:name="Shape5" draw:style-name="gr12" draw:text-style-name="P6" svg:width="1.6043in" svg:height="0.615in" svg:x="0.9937in" svg:y="5.2339in"><draw:text-box><text:p text:style-name="P5"><text:span text:style-name="T1">Xr1controllerIK or newik </text:span></text:p></draw:text-box></draw:frame><draw:frame text:anchor-type="paragraph" draw:z-index="20" draw:name="Shape5" draw:style-name="gr13" draw:text-style-name="P6" svg:width="1.6043in" svg:height="0.663in" svg:x="5.5339in" svg:y="3.0299in"><draw:text-box><text:p text:style-name="P5"><text:span text:style-name="T1">learn_dmp_from_demo ROS service</text:span></text:p></draw:text-box></draw:frame><draw:frame text:anchor-type="paragraph" draw:z-index="21" draw:name="Shape5" draw:style-name="gr14" draw:text-style-name="P6" svg:width="1.6043in" svg:height="0.6469in" svg:x="5.65in" svg:y="3.8165in"><draw:text-box><text:p text:style-name="P5"><text:span text:style-name="T1">set_active_dmp ROS service</text:span></text:p></draw:text-box></draw:frame><draw:frame text:anchor-type="paragraph" draw:z-index="22" draw:name="Shape5" draw:style-name="gr15" draw:text-style-name="P6" svg:width="1.6043in" svg:height="0.6059in" svg:x="5.4839in" svg:y="4.6028in"><draw:text-box><text:p text:style-name="P5"><text:span text:style-name="T1">get_dmp_plan ROS service</text:span></text:p></draw:text-box></draw:frame><draw:custom-shape text:anchor-type="paragraph" draw:z-index="1" draw:name="Shape1" draw:style-name="gr2" draw:text-style-name="P3" svg:width="0.2398in" svg:height="0.2398in" svg:x="0.6189in" svg:y="2.0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3" draw:text-style-name="P3" svg:width="0.2606in" svg:height="0.2606in" svg:x="5.5146in" svg:y="2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3" draw:name="Shape3" draw:style-name="gr4" draw:text-style-name="P1" svg:width="4.4622in" svg:height="2.1366in" draw:transform="rotate (0.452912940892529) translate (0.754166666666667in 2.17152777777778in)" svg:viewBox="0 0 11335 5428" svg:d="M0 0c6591 0 11335 5428 11335 5428"><text:p/></draw:path><draw:frame text:anchor-type="paragraph" draw:z-index="4" draw:name="Shape4" draw:style-name="gr5" draw:text-style-name="P4" svg:width="0.7815in" svg:height="0.3441in" svg:x="0.3791in" svg:y="1.7445in"><draw:text-box><text:p>initial_pose</text:p></draw:text-box></draw:frame><draw:frame text:anchor-type="paragraph" draw:z-index="5" draw:name="Shape4" draw:style-name="gr5" draw:text-style-name="P4" svg:width="0.7815in" svg:height="0.3441in" svg:x="5.3374in" svg:y="1.7134in"><draw:text-box><text:p>target_pose</text:p></draw:text-box></draw:frame><draw:frame text:anchor-type="paragraph" draw:z-index="6" draw:name="Shape4" draw:style-name="gr5" draw:text-style-name="P4" svg:width="2.5421in" svg:height="0.3441in" svg:x="1.9835in" svg:y="1.911in"><draw:text-box><text:p>shape_learned_from_demo_data</text:p></draw:text-box></draw:frame><draw:line text:anchor-type="paragraph" draw:z-index="9" draw:name="Shape6" draw:style-name="gr8" draw:text-style-name="P3" svg:x1="2.5827in" svg:y1="3.9374in" svg:x2="3.6661in" svg:y2="3.9319in"><text:p/></draw:line><draw:line text:anchor-type="paragraph" draw:z-index="10" draw:name="Shape6" draw:style-name="gr8" draw:text-style-name="P3" svg:x1="2.5827in" svg:y1="4.2236in" svg:x2="3.6661in" svg:y2="4.2181in"><text:p/></draw:line><draw:line text:anchor-type="paragraph" draw:z-index="11" draw:name="Shape6" draw:style-name="gr8" draw:text-style-name="P3" svg:x1="2.5827in" svg:y1="3.9374in" svg:x2="3.6661in" svg:y2="3.9319in"><text:p/></draw:line><draw:line text:anchor-type="paragraph" draw:z-index="12" draw:name="Shape6" draw:style-name="gr8" draw:text-style-name="P3" svg:x1="2.5827in" svg:y1="4.4736in" svg:x2="3.6661in" svg:y2="4.4681in"><text:p/></draw:line><draw:frame text:anchor-type="paragraph" draw:z-index="13" draw:name="Shape4" draw:style-name="gr5" draw:text-style-name="P4" svg:width="0.7815in" svg:height="0.3441in" svg:x="2.6398in" svg:y="3.7028in"><draw:text-box><text:p>initial_pose</text:p></draw:text-box></draw:frame><draw:frame text:anchor-type="paragraph" draw:z-index="14" draw:name="Shape4" draw:style-name="gr5" draw:text-style-name="P4" svg:width="0.7815in" svg:height="0.3441in" svg:x="2.6398in" svg:y="4.0047in"><draw:text-box><text:p>target_pose</text:p></draw:text-box></draw:frame><draw:frame text:anchor-type="paragraph" draw:z-index="15" draw:name="Shape4" draw:style-name="gr5" draw:text-style-name="P4" svg:width="0.8386in" svg:height="0.3441in" svg:x="2.6398in" svg:y="4.2902in"><draw:text-box><text:p>demo_data</text:p></draw:text-box></draw:frame><draw:path text:anchor-type="paragraph" draw:z-index="16" draw:name="Shape7" draw:style-name="gr9" draw:text-style-name="P1" svg:width="2.5079in" svg:height="1.426in" draw:transform="rotate (-2.6153758841135) translate (4.5923611117968in 4.53125000118051in)" svg:viewBox="0 0 6371 3623" svg:d="M0 0c4376 0 6371 3623 6371 3623l-23-13-12-7"><text:p/></draw:path><draw:frame text:anchor-type="paragraph" draw:z-index="17" draw:name="Shape4" draw:style-name="gr10" draw:text-style-name="P2" svg:width="1.2496in" svg:height="0.4803in" svg:x="2.4217in" svg:y="4.7543in"><draw:text-box><text:p text:style-name="P1">Trajectory of end-effector poses</text:p></draw:text-box></draw:frame><draw:line text:anchor-type="paragraph" draw:z-index="18" draw:name="Shape6" draw:style-name="gr11" draw:text-style-name="P7" svg:x1="1.739in" svg:y1="4.5311in" svg:x2="1.7488in" svg:y2="5.2138in"><text:p/></draw:line><draw:line text:anchor-type="paragraph" draw:z-index="23" draw:name="Shape6" draw:style-name="gr8" draw:text-style-name="P3" svg:x1="5.2807in" svg:y1="4.1146in" svg:x2="5.5343in" svg:y2="3.6508in"><text:p/></draw:line><draw:line text:anchor-type="paragraph" draw:z-index="24" draw:name="Shape6" draw:style-name="gr8" draw:text-style-name="P3" svg:x1="5.2807in" svg:y1="4.1146in" svg:x2="5.6654in" svg:y2="4.1146in"><text:p/></draw:line><draw:line text:anchor-type="paragraph" draw:z-index="25" draw:name="Shape6" draw:style-name="gr8" draw:text-style-name="P3" svg:x1="5.2807in" svg:y1="4.1146in" svg:x2="5.4843in" svg:y2="4.6028in"><text:p/></draw:line><draw:frame text:anchor-type="paragraph" draw:z-index="26" draw:name="Shape8" draw:style-name="gr16" draw:text-style-name="P2" svg:width="1.9433in" svg:height="2.926in" svg:x="5.3681in" svg:y="2.5882in"><draw:text-box><text:p text:style-name="P1">DMP ROS services</text:p></draw:text-box></draw:frame><draw:frame text:anchor-type="paragraph" draw:z-index="0" draw:name="Shape8" draw:style-name="gr1" draw:text-style-name="P2" svg:width="2.8906in" svg:height="2.8217in" svg:x="0.1709in" svg:y="3.328in"><draw:text-box><text:p text:style-name="P1">action_handler</text:p></draw:text-box></draw:frame><draw:frame text:anchor-type="paragraph" draw:z-index="27" draw:name="Shape8" draw:style-name="gr17" draw:text-style-name="P2" svg:width="3.0004in" svg:height="0.4748in" svg:x="0.1811in" svg:y="2.411in"><draw:text-box><text:p text:style-name="P1">Behavior Tree</text:p></draw:text-box></draw:frame><draw:line text:anchor-type="paragraph" draw:z-index="28" draw:name="Shape6" draw:style-name="gr8" draw:text-style-name="P3" svg:x1="1.6772in" svg:y1="2.8854in" svg:x2="1.6756in" svg:y2="3.328in"><text:p/></draw:line><draw:frame text:anchor-type="paragraph" draw:z-index="29" draw:name="Shape4" draw:style-name="gr5" draw:text-style-name="P4" svg:width="0.7815in" svg:height="0.3441in" svg:x="1.8783in" svg:y="2.9839in"><draw:text-box><text:p>action</text:p></draw:text-box></draw:frame><draw:frame text:anchor-type="paragraph" draw:z-index="30" draw:name="Shape9" draw:style-name="gr18" draw:text-style-name="P2" svg:width="2.5579in" svg:height="1.235in" svg:x="0.3992in" svg:y="3.5874in"><draw:text-box><text:p text:style-name="P1">Path Planning</text:p></draw:text-box></draw:frame><draw:frame text:anchor-type="paragraph" draw:z-index="31" draw:name="Shape8" draw:style-name="gr19" draw:text-style-name="P2" svg:width="3.0004in" svg:height="0.4169in" svg:x="0.2543in" svg:y="6.4217in"><draw:text-box><text:p text:style-name="P1">CCU</text:p><text:p text:style-name="P1">Execution/XR-1 Controller</text:p></draw:text-box></draw:frame><draw:line text:anchor-type="paragraph" draw:z-index="32" draw:name="Shape6" draw:style-name="gr8" draw:text-style-name="P3" svg:x1="1.7445in" svg:y1="5.7862in" svg:x2="1.7335in" svg:y2="6.4217in"><text:p/></draw:line><draw:frame text:anchor-type="paragraph" draw:z-index="33" draw:name="Shape8" draw:style-name="gr20" draw:text-style-name="P2" svg:width="3.3752in" svg:height="1.9795in" svg:x="1.9465in" svg:y="3.2236in"><draw:text-box><text:p text:style-name="P1">DMP ROS ac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0:11:49.796207358</meta:creation-date>
    <dc:date>2019-03-22T15:15:00.240989707</dc:date>
    <meta:editing-duration>PT4H1M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